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334" officeooo:paragraph-rsid="0010e3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9. Outcome of Care Measures.csv</text:h>
      <text:p text:style-name="P1">The Outcome of Care Measures.csv table contains forty seven (47) fields. This table provides</text:p>
      <text:p text:style-name="P1">each hospital’s risk-adjusted 30-Day Death (mortality) and 30-Day Readmission category and</text:p>
      <text:p text:style-name="P1">rate.</text:p>
      <text:p text:style-name="P1">1. Provider Number: varchar (6) Lists the hospitals by their provider identification number.</text:p>
      <text:p text:style-name="P1">2. Hospital Name: varchar (50) Lists the name of the hospital.</text:p>
      <text:p text:style-name="P1">3. Address 1: varchar (50) Lists the first line of the street address of the hospital.</text:p>
      <text:p text:style-name="P1">4. Address 2: varchar (50) Lists the second line of the street address of the hospital.</text:p>
      <text:p text:style-name="P1">5. Address 3: varchar (50) Lists the third line of the street address of the hospital.</text:p>
      <text:p text:style-name="P1">6. City: varchar (28) Lists the city in which the hospital is located.</text:p>
      <text:p text:style-name="P1">7. State: varchar (2) Lists the 2 letter State code in which the hospital is located.</text:p>
      <text:p text:style-name="P1">8. ZIP Code: char (5) Lists the 5 digit numeric ZIP for the hospital.</text:p>
      <text:p text:style-name="P1">9. County Name: char (15) Lists the county in which the hospital is located.</text:p>
      <text:p text:style-name="P1">10. Phone Number: char (10) Lists the 10-digit numeric telephone number, including area</text:p>
      <text:p text:style-name="P1">code, for the Hospital.</text:p>
      <text:p text:style-name="P1">11. Hospital 30-Day Death (Mortality) Rates from Heart Attack: Lists the risk adjusted rate</text:p>
      <text:p text:style-name="P1">(percentage) for each hospital.</text:p>
      <text:p text:style-name="P1">12. Comparison to U.S. Rate - Hospital 30-Day Death (Mortality) Rates from Heart</text:p>
      <text:p text:style-name="P1">Attack: varchar (50) Lists the mortality and readmission category in which the</text:p>
      <text:p text:style-name="P1">hospital falls. The values are:</text:p>
      <text:p text:style-name="P1">• Better than U.S. National Average</text:p>
      <text:p text:style-name="P1">• No Different than U.S. National Average</text:p>
      <text:p text:style-name="P1">• Worse than U.S. National Average</text:p>
      <text:p text:style-name="P1">• Number of Cases too Small*</text:p>
      <text:p text:style-name="P1">13. Lower Mortality Estimate - Hospital 30-Day Death (Mortality) Rates from Heart Attack:</text:p>
      <text:p text:style-name="P1">Lists the lower bound (Interval Estimate) for each hospital’s risk-adjusted rate.</text:p>
      <text:p text:style-name="P1">14. Upper Mortality Estimate - Hospital 30-Day Death (Mortality) Rates from Heart Attack:</text:p>
      <text:p text:style-name="P1">Lists the upper bound (Interval Estimate) for each hospital’s risk-adjusted rate.</text:p>
      <text:p text:style-name="P1">15. Number of Patients - Hospital 30-Day Death (Mortality) Rates from Heart Attack:</text:p>
      <text:p text:style-name="P1">varchar (5) Lists the number of Medicare patients treated for Heart Attack by the</text:p>
      <text:p text:style-name="P1">Hospital.</text:p>
      <text:p text:style-name="P1">16. Footnote - Hospital 30-Day Death (Mortality) Rates from Heart Attack: Lists the</text:p>
      <text:p text:style-name="P1">footnote value when appropriate, as related to the Heart Attack Outcome of Care at</text:p>
      <text:p text:style-name="P1">the hospital.</text:p>
      <text:p text:style-name="P1">17. Hospital 30-Day Death (Mortality) Rates from Heart Failure: Lists the risk adjusted rate</text:p>
      <text:p text:style-name="P1">(percentage) for each hospital.</text:p>
      <text:p text:style-name="P1">18. Comparison to U.S. Rate - Hospital 30-Day Death (Mortality) Rates from Heart</text:p>
      <text:p text:style-name="P1">Failure: varchar (50) Lists the mortality and readmission category in which the</text:p>
      <text:p text:style-name="P1">hospital falls. The values are:</text:p>
      <text:p text:style-name="P1">a. Better than U.S. National Average</text:p>
      <text:p text:style-name="P1">b. No Different than U.S. National Average</text:p>
      <text:p text:style-name="P1">c. Worse than U.S. National Average</text:p>
      <text:p text:style-name="P1">d. Number of Cases too Small*</text:p>
      <text:p text:style-name="P1">19. Lower Mortality Estimate - Hospital 30-Day Death (Mortality) Rates from Heart</text:p>
      <text:p text:style-name="P1">Failure: Lists the lower bound (Interval Estimate) for each hospital’s risk-adjusted</text:p>
      <text:p text:style-name="P1">rate.</text:p>
      <text:p text:style-name="P1">20. Upper Mortality Estimate - Hospital 30-Day Death (Mortality) Rates from Heart</text:p>
      <text:p text:style-name="P1"><text:soft-page-break/>Failure: Lists the upper bound (Interval Estimate) for each hospital’s risk-adjusted</text:p>
      <text:p text:style-name="P1">rate.</text:p>
      <text:p text:style-name="P1">21. Number of Patients - Hospital 30-Day Death (Mortality) Rates from Heart Failure:</text:p>
      <text:p text:style-name="P1">varchar (5) Lists the number of Medicare patients treated for Heart Failure by the</text:p>
      <text:p text:style-name="P1">Hospital.</text:p>
      <text:p text:style-name="P1">22. Footnote - Hospital 30-Day Death (Mortality) Rates from Heart Failure: Lists the</text:p>
      <text:p text:style-name="P1">footnote value when appropriate, as related to the Heart Failure Outcome of Care at</text:p>
      <text:p text:style-name="P1">the hospital.</text:p>
      <text:p text:style-name="P1">23. Hospital 30-Day Death (Mortality) Rates from Pneumonia: Lists the risk adjusted rate</text:p>
      <text:p text:style-name="P1">(percentage) for each hospital.</text:p>
      <text:p text:style-name="P1">24. Comparison to U.S. Rate - Hospital 30-Day Death (Mortality) Rates from Pneumonia:</text:p>
      <text:p text:style-name="P1">varchar (50) Lists the mortality and readmission category in which the hospital falls. The</text:p>
      <text:p text:style-name="P1">values are:</text:p>
      <text:p text:style-name="P1">• Better than U.S. National Average</text:p>
      <text:p text:style-name="P1">• No Different than U.S. National Average</text:p>
      <text:p text:style-name="P1">• Worse than U.S. National Average</text:p>
      <text:p text:style-name="P1">• Number of Cases too Small*</text:p>
      <text:p text:style-name="P1">25. Lower Mortality Estimate - Hospital 30-Day Death (Mortality) Rates from Pneumonia:</text:p>
      <text:p text:style-name="P1">Lists the lower bound (Interval Estimate) for each hospital’s risk-adjusted rate.</text:p>
      <text:p text:style-name="P1">Page Last Updated: July 19, 2012</text:p>
      <text:p text:style-name="P1">26. Upper Mortality Estimate - Hospital 30-Day Death (Mortality) Rates from Pneumonia:</text:p>
      <text:p text:style-name="P1">Lists the upper bound (Interval Estimate) for each hospital’s risk-adjusted rate.</text:p>
      <text:p text:style-name="P1">27. Number of Patients - Hospital 30-Day Death (Mortality) Rates from Pneumonia:</text:p>
      <text:p text:style-name="P1">varchar (5) Lists the number of Medicare patients treated for Pneumonia by the</text:p>
      <text:p text:style-name="P1">Hospital.</text:p>
      <text:p text:style-name="P1">28. Footnote - Hospital 30-Day Death (Mortality) Rates from Pneumonia: Lists the</text:p>
      <text:p text:style-name="P1">footnote value when appropriate, as related to the Pneumonia Outcome of Care at</text:p>
      <text:p text:style-name="P1">the hospital.</text:p>
      <text:p text:style-name="P1">29. Hospital 30-Day Readmission Rates from Heart Attack: Lists the risk adjusted rate</text:p>
      <text:p text:style-name="P1">(percentage) for each hospital.</text:p>
      <text:p text:style-name="P1">30. Comparison to U.S. Rate - Hospital 30-Day Readmission Rates from Heart Attack:</text:p>
      <text:p text:style-name="P1">varchar (50) Lists the mortality and readmission category in which the hospital falls.</text:p>
      <text:p text:style-name="P1">The values are:</text:p>
      <text:p text:style-name="P1">• Better than U.S. National Average</text:p>
      <text:p text:style-name="P1">• No Different than U.S. National Average</text:p>
      <text:p text:style-name="P1">• Worse than U.S. National Average</text:p>
      <text:p text:style-name="P1">• Number of Cases too Small*</text:p>
      <text:p text:style-name="P1">32. Lower Readmission Estimate - Hospital 30-Day Readmission Rates from Heart</text:p>
      <text:p text:style-name="P1">Attack: Lists the lower bound (Interval Estimate) for each hospital’s risk-adjusted rate.</text:p>
      <text:p text:style-name="P1">33. Upper Readmission Estimate - Hospital 30-Day Readmission Rates from Heart</text:p>
      <text:p text:style-name="P1">Attack: Lists the upper bound (Interval Estimate) for each hospital’s risk-adjusted rate.</text:p>
      <text:p text:style-name="P1">34. Number of Patients - Hospital 30-Day Readmission Rates from Heart Attack: varchar</text:p>
      <text:p text:style-name="P1">(5) Lists the number of Medicare patients treated for Heart Attack.</text:p>
      <text:p text:style-name="P1">35. Footnote - Hospital 30-Day Readmission Rates from Heart Attack: Lists the footnote</text:p>
      <text:p text:style-name="P1">value when appropriate, as related to the Heart Attack Outcome of Care at the hospital.</text:p>
      <text:p text:style-name="P1">36. Hospital 30-Day Readmission Rates from Heart Failure: Lists the risk adjusted rate</text:p>
      <text:p text:style-name="P1">(percentage) for each hospital.</text:p>
      <text:p text:style-name="P1">37. Comparison to U.S. Rate - Hospital 30-Day Readmission Rates from Heart Failure:</text:p>
      <text:p text:style-name="P1">varchar (50) Lists the mortality and readmission category in which the hospital falls.</text:p>
      <text:p text:style-name="P1"><text:soft-page-break/>The values are:</text:p>
      <text:p text:style-name="P1">• Better than U.S. National Average</text:p>
      <text:p text:style-name="P1">• No Different than U.S. National Average</text:p>
      <text:p text:style-name="P1">• Worse than U.S. National Average</text:p>
      <text:p text:style-name="P1">• Number of Cases too Small*</text:p>
      <text:p text:style-name="P1">38. Lower Readmission Estimate - Hospital 30-Day Readmission Rates from Heart</text:p>
      <text:p text:style-name="P1">Failure: Lists the lower bound (Interval Estimate) for each hospital’s risk-adjusted rate.</text:p>
      <text:p text:style-name="P1">39. Upper Readmission Estimate - Hospital 30-Day Readmission Rates from Heart</text:p>
      <text:p text:style-name="P1">Failure: Lists the upper bound (Interval Estimate) for each hospital’s risk-adjusted rate.</text:p>
      <text:p text:style-name="P1">40. Number of Patients - Hospital 30-Day Readmission Rates from Heart Failure: varchar</text:p>
      <text:p text:style-name="P1">(5) Lists the number of Medicare patients treated for Heart Failure.</text:p>
      <text:p text:style-name="P1">41. Footnote - Hospital 30-Day Readmission Rates from Heart Failure: Lists the footnote</text:p>
      <text:p text:style-name="P1">value when appropriate, as related to the Heart Failure Outcome of Care at the hospital.</text:p>
      <text:p text:style-name="P1">42. Hospital 30-Day Readmission Rates from Pneumonia: Lists the risk adjusted rate</text:p>
      <text:p text:style-name="P1">(percentage) for each hospital.</text:p>
      <text:p text:style-name="P1">43. Comparison to U.S. Rate - Hospital 30-Day Readmission Rates from Pneumonia:</text:p>
      <text:p text:style-name="P1">varchar (50) Lists the mortality and readmission category in which the hospital falls. The</text:p>
      <text:p text:style-name="P1">values are:</text:p>
      <text:p text:style-name="P1">Page Last Updated: July 19, 2012</text:p>
      <text:p text:style-name="P1">•</text:p>
      <text:p text:style-name="P1"><text:s/>Better than U.S. National Average</text:p>
      <text:p text:style-name="P1">•</text:p>
      <text:p text:style-name="P1"><text:s/>No Different than U.S. National Average</text:p>
      <text:p text:style-name="P1">•</text:p>
      <text:p text:style-name="P1"><text:s/>Worse than U.S. National Average</text:p>
      <text:p text:style-name="P1">•</text:p>
      <text:p text:style-name="P1"><text:s/>Number of Cases too Small*</text:p>
      <text:p text:style-name="P1">44. Lower Readmission Estimate - Hospital 30-Day Readmission Rates from Pneumonia:</text:p>
      <text:p text:style-name="P1">Lists the lower bound (Interval Estimate) for each hospital’s risk-adjusted rate.</text:p>
      <text:p text:style-name="P1">45. Upper Readmission Estimate - Hospital 30-Day Readmission Rates from Pneumonia:</text:p>
      <text:p text:style-name="P1">Lists the upper bound (Interval Estimate) for each hospital’s risk-adjusted rate.</text:p>
      <text:p text:style-name="P1">46. Number of Patients - Hospital 30-Day Readmission Rates from Pneumonia: varchar</text:p>
      <text:p text:style-name="P1">(5) Lists the number of Medicare patients treated for Pneumonia.</text:p>
      <text:p text:style-name="P1">47. Footnote - Hospital 30-Day Readmission Rates from Pneumonia: Lists the footnote</text:p>
      <text:p text:style-name="P1">value when appropriate, as related to the Pneumonia Outcome of Care at the hospital.</text:p>
      <text:p text:style-name="P1"/>
      <text:h text:style-name="Heading_20_2" text:outline-level="2">11. Hospital_Data.csv</text:h>
      <text:p text:style-name="P1">The Hospital_Data.csv table contains thirteen (13) fields. This table provides general</text:p>
      <text:p text:style-name="P1">Hospital information in response to a Hospital Compare search.</text:p>
      <text:p text:style-name="P1">1. Provider Number: varchar (6) Lists the hospitals by their provider identification number.</text:p>
      <text:p text:style-name="P1">2. Hospital Name: varchar (50) Lists the name of the hospital.</text:p>
      <text:p text:style-name="P1">3. Address 1: varchar (50) Lists the first line of the street address of the hospital.</text:p>
      <text:p text:style-name="P1">4. Address 2: varchar (50) Lists the second line of the street address of the hospital.</text:p>
      <text:p text:style-name="P1">5. Address 3: varchar (50) Lists the third line of the street address of the hospital.</text:p>
      <text:p text:style-name="P1">6. City: varchar (28) Lists the city in which the hospital is located.</text:p>
      <text:p text:style-name="P1">7. State: varchar (2) Lists the 2 letter State code in which the hospital is located.</text:p>
      <text:p text:style-name="P1">8. ZIP Code: char (5) Lists the 5 digit numeric ZIP for the hospital.</text:p>
      <text:p text:style-name="P1"><text:soft-page-break/>9. County Name: char (15) Lists the county in which the hospital is located.</text:p>
      <text:p text:style-name="P1">10. Phone Number: char (10) Lists the 10-digit numeric telephone number, including area</text:p>
      <text:p text:style-name="P1">code, for the Hospital.</text:p>
      <text:p text:style-name="P1">Page Last Updated: July 19, 2012</text:p>
      <text:p text:style-name="P1">11. Hospital Type: char (25) Lists the type of hospital. The values are:</text:p>
      <text:p text:style-name="P1">a. Acute Care Hospital</text:p>
      <text:p text:style-name="P1">b. Acute Care – VA Medical Center</text:p>
      <text:p text:style-name="P1">c. Critical Access Hospital</text:p>
      <text:p text:style-name="P1">d. Children’s Hospital</text:p>
      <text:p text:style-name="P1">12. Hospital Owner: varchar (44) Lists the type of ownership the Hospital falls under. The</text:p>
      <text:p text:style-name="P1">values are:</text:p>
      <text:p text:style-name="P1">a. Government – Federal</text:p>
      <text:p text:style-name="P1">b. Government – Hospital District or Authority</text:p>
      <text:p text:style-name="P1">c. Government – Local</text:p>
      <text:p text:style-name="P1">d. Government – State</text:p>
      <text:p text:style-name="P1">e. Proprietary</text:p>
      <text:p text:style-name="P1">f. Voluntary non-profit – Church</text:p>
      <text:p text:style-name="P1">g. Voluntary non-profit – Other</text:p>
      <text:p text:style-name="P1">h. Voluntary non-profit – Private</text:p>
      <text:p text:style-name="P1">i. Not Available</text:p>
      <text:p text:style-name="P1">13. Emergency Services: char (3) Returns “Yes” or “No” to specify whether or not the hospital</text:p>
      <text:p text:style-name="P1">provides emergency serv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8:50:35.831065301</meta:creation-date>
    <dc:date>2018-10-15T17:16:37.432821781</dc:date>
    <meta:editing-duration>P3DT21H25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64" meta:word-count="1486" meta:character-count="9437" meta:non-whitespace-character-count="8103"/>
  </office:meta>
</office:document-meta>
</file>